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f653" officeooo:paragraph-rsid="001ff653"/>
    </style:style>
    <style:style style:name="P2" style:family="paragraph" style:parent-style-name="Standard">
      <style:paragraph-properties fo:text-align="center" style:justify-single-word="false"/>
      <style:text-properties officeooo:rsid="001ff653" officeooo:paragraph-rsid="001ff653"/>
    </style:style>
    <style:style style:name="P3" style:family="paragraph" style:parent-style-name="Standard">
      <style:text-properties officeooo:rsid="0021c1f5" officeooo:paragraph-rsid="0021c1f5"/>
    </style:style>
    <style:style style:name="T1" style:family="text">
      <style:text-properties officeooo:rsid="0021c1f5"/>
    </style:style>
    <style:style style:name="T2" style:family="text">
      <style:text-properties style:text-underline-style="solid" style:text-underline-width="auto" style:text-underline-color="font-color" officeooo:rsid="0021fe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RT &amp; BLOOD</text:p>
      <text:p text:style-name="P1"/>
      <text:p text:style-name="P1">Sinopsis:</text:p>
      <text:p text:style-name="P1">Eres un soldado llamado a filas para combatir en una guerra lejana en oriente.</text:p>
      <text:p text:style-name="P1">Cuando te dirigías al aeródromo tu avión es alcanzado. Consigues saltar a tiempo a la vez que te desmayas.</text:p>
      <text:p text:style-name="P1">En la caída resultas herido y sufres una ligera amnesia. No recuerdas quien eres, donde estas, porque sucede todo a tu alrededor.</text:p>
      <text:p text:style-name="P1">A través de compañeros de escuadrón y objetos caídos del avión, empiezas a recordar tu pasado, y a <text:s/>conocer tu identidad para volver con tu familia. Debes salir con vida sea como sea.</text:p>
      <text:p text:style-name="P1"/>
      <text:p text:style-name="P1">Escena primera:</text:p>
      <text:p text:style-name="P1">Eres un soldado llamado a filas para combatir en una guerra lejana en oriente. Has embarcado en un transporte de tropas <text:span text:style-name="T1">aéreo.</text:span> Mientras el <text:span text:style-name="T1">avión</text:span> te zarandea en tu asiento meditas. Quieres saber cuanto durará esta maldita guerra. Echas un vistazo a tus compañeros de escuadra. Uno de ellos vomita entre sus rodillas. Han abierto fuego sobre nosotros. A medida que nos acercamos a la zona de desembarque mas <text:span text:style-name="T1">antiaéreos</text:span> se <text:span text:style-name="T1">ven</text:span> en tierra. Un <text:span text:style-name="T1">obús</text:span> pasa demasiado cerca de nosotros.</text:p>
      <text:p text:style-name="P1">El menor del <text:span text:style-name="T1">avión</text:span> rompe a llorar entre sollozos, lamentos e insultos. Intentas calmarle, pero por dentro estas igual que el. Esta no es mi puta guerra. BUM. Han alcanzado el <text:span text:style-name="T1">avión</text:span> en la cola, que <text:s/>es arrancada violentamente. Uno de tus hombres cae al <text:span text:style-name="T1">vació</text:span>, su cara es de terror.</text:p>
      <text:p text:style-name="P1">Logras ponerte el <text:span text:style-name="T1">paracaídas</text:span> mientras se incendia el fuselaje. En un intento desesperado te lanzas al hueco que dejo el <text:span text:style-name="T1">obús</text:span> tras de si.</text:p>
      <text:p text:style-name="P1">Debido al humo, la adrenalina y la situación, te desmayas justo <text:span text:style-name="T1">después</text:span> de tirar de la anilla del <text:span text:style-name="T1">paracaídas.</text:span></text:p>
      <text:p text:style-name="P1"/>
      <text:p text:style-name="P1">//Fundido en negro</text:p>
      <text:p text:style-name="P1"/>
      <text:p text:style-name="P3">¿quien soy? ¿que hora es, donde estoy?</text:p>
      <text:p text:style-name="P3">Me duele la cabeza</text:p>
      <text:p text:style-name="P3">Creo que me han herido, noto las sangre gotear por mi costado. </text:p>
      <text:p text:style-name="P3">(Se observa una cámara en 3ª persona, el protagonista esta suspendido en un arbol por su paracaídas.)</text:p>
      <text:p text:style-name="P3">Vuelves a desmayarte</text:p>
      <text:p text:style-name="P3"/>
      <text:p text:style-name="P3">//Horas mas tarde</text:p>
      <text:p text:style-name="P3">Lentamente abres los ojos. Crees ver algo moviéndose junto a ti, PUUUM Alguien te ha golpeado, se trata de un soldado enemigo. Estás confuso, no puedes ver con claridad y ese golpe no ayuda en nada.</text:p>
      <text:p text:style-name="P3">Te comunican tu captura mientras te bajan del árbol. El soldado te ordena seguirle.</text:p>
      <text:p text:style-name="P3">Creo que van a ejecutarm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5:45:57.878000000</meta:creation-date>
    <dc:date>2015-07-07T16:17:58.632000000</dc:date>
    <meta:editing-duration>PT16M40S</meta:editing-duration>
    <meta:editing-cycles>2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21" meta:word-count="373" meta:character-count="2115" meta:non-whitespace-character-count="1760"/>
  </office:meta>
</office:document-meta>
</file>